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3.279cm"/>
    </style:style>
    <style:style style:name="co8" style:family="table-column">
      <style:table-column-properties fo:break-before="auto" style:column-width="4.249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94bd5e"/>
      <style:text-properties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ff99"/>
      <style:text-properties fo:font-size="10pt" fo:font-style="normal" style:font-size-asian="10pt" style:font-style-asian="normal" style:font-size-complex="10pt" style:font-style-complex="normal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0" style:family="table-cell" style:parent-style-name="Default" style:data-style-name="N2">
      <style:table-cell-properties fo:background-color="#cccccc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ffcc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#ffffcc"/>
    </style:style>
  </office:automatic-styles>
  <office:body>
    <office:spreadsheet>
      <table:table table:name="Beam Cannons" table:style-name="ta1">
        <table:table-column table:style-name="co1" table:default-cell-style-name="ce1"/>
        <table:table-column table:style-name="co2" table:number-columns-repeated="3" table:default-cell-style-name="ce5"/>
        <table:table-column table:style-name="co3" table:default-cell-style-name="ce9"/>
        <table:table-column table:style-name="co4" table:default-cell-style-name="ce10"/>
        <table:table-column table:style-name="co5" table:default-cell-style-name="ce10"/>
        <table:table-column table:style-name="co6" table:default-cell-style-name="ce11"/>
        <table:table-column table:style-name="co7" table:default-cell-style-name="ce11"/>
        <table:table-column table:style-name="co8" table:number-columns-repeated="2" table:default-cell-style-name="ce10"/>
        <table:table-column table:style-name="co8" table:default-cell-style-name="Default"/>
        <table:table-column table:style-name="co2" table:number-columns-repeated="1012" table:default-cell-style-name="ce2"/>
        <table:table-row table:style-name="ro1">
          <table:table-cell table:style-name="Default" table:number-columns-repeated="2"/>
          <table:table-cell table:style-name="ce4"/>
          <table:table-cell table:style-name="Default"/>
          <table:table-cell table:style-name="ce4" table:number-columns-repeated="3"/>
          <table:table-cell table:style-name="ce4" office:value-type="string">
            <text:p>Ship specific stats</text:p>
          </table:table-cell>
          <table:table-cell table:style-name="ce4" table:number-columns-repeated="3"/>
          <table:table-cell/>
          <table:table-cell table:style-name="Default" table:number-columns-repeated="1012"/>
        </table:table-row>
        <table:table-row table:style-name="ro1">
          <table:table-cell table:style-name="Default"/>
          <table:table-cell table:style-name="ce4" office:value-type="string">
            <text:p>Damage</text:p>
          </table:table-cell>
          <table:table-cell table:style-name="ce4" office:value-type="string">
            <text:p>Fire wait</text:p>
          </table:table-cell>
          <table:table-cell table:style-name="ce4" office:value-type="string">
            <text:p>Beam Life</text:p>
          </table:table-cell>
          <table:table-cell table:style-name="ce4" office:value-type="string">
            <text:p>Damage per salvo</text:p>
          </table:table-cell>
          <table:table-cell table:style-name="ce4" office:value-type="string">
            <text:p>Shots per X sec</text:p>
          </table:table-cell>
          <table:table-cell table:style-name="ce4" office:value-type="string">
            <text:p>Sustained damage</text:p>
          </table:table-cell>
          <table:table-cell table:style-name="ce4" office:value-type="string">
            <text:p>Fire rate multiplier</text:p>
          </table:table-cell>
          <table:table-cell table:style-name="ce4" office:value-type="string">
            <text:p>Number of guns</text:p>
          </table:table-cell>
          <table:table-cell table:style-name="ce4" office:value-type="string">
            <text:p>Damage with multiplier</text:p>
          </table:table-cell>
          <table:table-cell table:style-name="ce4" office:value-type="string">
            <text:p>Damage with full guns</text:p>
          </table:table-cell>
          <table:table-cell/>
          <table:table-cell table:style-name="Default" table:number-columns-repeated="1012"/>
        </table:table-row>
        <table:table-row table:style-name="ro1">
          <table:table-cell office:value-type="string">
            <text:p>Sgreen</text:p>
          </table:table-cell>
          <table:table-cell office:value-type="float" office:value="210">
            <text:p>210</text:p>
          </table:table-cell>
          <table:table-cell office:value-type="float" office:value="45">
            <text:p>45</text:p>
          </table:table-cell>
          <table:table-cell office:value-type="float" office:value="2.5">
            <text:p>2,5</text:p>
          </table:table-cell>
          <table:table-cell table:formula="of:=[.B19]*[.B$32]*[.D19]" office:value-type="float" office:value="4468.8">
            <text:p>4468,8</text:p>
          </table:table-cell>
          <table:table-cell table:formula="of:=(1/[.C3])*[.D3]*[.$B$31]" office:value-type="float" office:value="1.66666666666667">
            <text:p>1,67</text:p>
          </table:table-cell>
          <table:table-cell table:formula="of:=[.$E3]*[.$F3]" office:value-type="float" office:value="7448">
            <text:p>7448,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3]*[.$F3]*[.H3]" office:value-type="float" office:value="7448">
            <text:p>7448,00</text:p>
          </table:table-cell>
          <table:table-cell table:formula="of:=[.J3]*[.I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LterSlash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  <table:table-cell office:value-type="float" office:value="2.2">
            <text:p>2,2</text:p>
          </table:table-cell>
          <table:table-cell table:formula="of:=[.B4]*[.B$32]*[.D4]" office:value-type="float" office:value="1940.4">
            <text:p>1940,4</text:p>
          </table:table-cell>
          <table:table-cell table:formula="of:=(1/[.C4])*[.D4]*[.$B$31]" office:value-type="float" office:value="6.6">
            <text:p>6,60</text:p>
          </table:table-cell>
          <table:table-cell table:formula="of:=[.$E4]*[.$F4]" office:value-type="float" office:value="12806.64">
            <text:p>12806,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4]*[.$F4]*[.H4]" office:value-type="float" office:value="12806.64">
            <text:p>12806,64</text:p>
          </table:table-cell>
          <table:table-cell table:formula="of:=[.J4]*[.I4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Green Beam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B5]*[.B$32]*[.D5]" office:value-type="float" office:value="2352">
            <text:p>2352</text:p>
          </table:table-cell>
          <table:table-cell table:formula="of:=(1/[.C5])*[.D5]*[.$B$31]" office:value-type="float" office:value="6">
            <text:p>6,00</text:p>
          </table:table-cell>
          <table:table-cell table:formula="of:=[.$E5]*[.$F5]" office:value-type="float" office:value="14112">
            <text:p>14112,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5]*[.$F5]*[.H5]" office:value-type="float" office:value="14112">
            <text:p>14112,00</text:p>
          </table:table-cell>
          <table:table-cell table:formula="of:=[.J5]*[.I5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TerSlash</text:p>
          </table:table-cell>
          <table:table-cell office:value-type="float" office:value="350">
            <text:p>3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B6]*[.B$32]*[.D6]" office:value-type="float" office:value="4116">
            <text:p>4116</text:p>
          </table:table-cell>
          <table:table-cell table:formula="of:=(1/[.C6])*[.D6]*[.$B$31]" office:value-type="float" office:value="6">
            <text:p>6,00</text:p>
          </table:table-cell>
          <table:table-cell table:formula="of:=[.$E6]*[.$F6]" office:value-type="float" office:value="24696">
            <text:p>24696,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6]*[.$F6]*[.H6]" office:value-type="float" office:value="24696">
            <text:p>24696,00</text:p>
          </table:table-cell>
          <table:table-cell table:formula="of:=[.J6]*[.I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green</text:p>
          </table:table-cell>
          <table:table-cell office:value-type="float" office:value="252">
            <text:p>252</text:p>
          </table:table-cell>
          <table:table-cell office:value-type="float" office:value="22">
            <text:p>22</text:p>
          </table:table-cell>
          <table:table-cell office:value-type="float" office:value="2.9">
            <text:p>2,9</text:p>
          </table:table-cell>
          <table:table-cell table:formula="of:=[.B7]*[.B$32]*[.D7]" office:value-type="float" office:value="4297.104">
            <text:p>4297,104</text:p>
          </table:table-cell>
          <table:table-cell table:formula="of:=(1/[.C7])*[.D7]*[.$B$31]" office:value-type="float" office:value="3.95454545454545">
            <text:p>3,95</text:p>
          </table:table-cell>
          <table:table-cell table:formula="of:=[.$E7]*[.$F7]" office:value-type="float" office:value="16993.0930909091">
            <text:p>16993,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7]*[.$F7]*[.H7]" office:value-type="float" office:value="16993.0930909091">
            <text:p>16993,09</text:p>
          </table:table-cell>
          <table:table-cell table:formula="of:=[.J7]*[.I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greenUp</text:p>
          </table:table-cell>
          <table:table-cell office:value-type="float" office:value="378">
            <text:p>378</text:p>
          </table:table-cell>
          <table:table-cell office:value-type="float" office:value="18">
            <text:p>18</text:p>
          </table:table-cell>
          <table:table-cell office:value-type="float" office:value="3.2">
            <text:p>3,2</text:p>
          </table:table-cell>
          <table:table-cell table:formula="of:=[.B8]*[.B$32]*[.D8]" office:value-type="float" office:value="7112.448">
            <text:p>7112,448</text:p>
          </table:table-cell>
          <table:table-cell table:formula="of:=(1/[.C8])*[.D8]*[.$B$31]" office:value-type="float" office:value="5.33333333333333">
            <text:p>5,33</text:p>
          </table:table-cell>
          <table:table-cell table:formula="of:=[.$E8]*[.$F8]" office:value-type="float" office:value="37933.056">
            <text:p>37933,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8]*[.$F8]*[.H8]" office:value-type="float" office:value="37933.056">
            <text:p>37933,06</text:p>
          </table:table-cell>
          <table:table-cell table:formula="of:=[.J8]*[.I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green</text:p>
          </table:table-cell>
          <table:table-cell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B9]*[.B$32]*[.D9]" office:value-type="float" office:value="28224">
            <text:p>28224</text:p>
          </table:table-cell>
          <table:table-cell table:formula="of:=(1/[.C9])*[.D9]*[.$B$31]" office:value-type="float" office:value="4">
            <text:p>4,00</text:p>
          </table:table-cell>
          <table:table-cell table:formula="of:=[.$E9]*[.$F9]" office:value-type="float" office:value="112896">
            <text:p>112896,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9]*[.$F9]*[.H9]" office:value-type="float" office:value="112896">
            <text:p>112896,00</text:p>
          </table:table-cell>
          <table:table-cell table:formula="of:=[.J9]*[.I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FGreen</text:p>
          </table:table-cell>
          <table:table-cell office:value-type="float" office:value="1900">
            <text:p>190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[.B10]*[.B$32]*[.D10]" office:value-type="float" office:value="44688">
            <text:p>44688</text:p>
          </table:table-cell>
          <table:table-cell table:formula="of:=(1/[.C10])*[.D10]*[.$B$31]" office:value-type="float" office:value="3.42857142857143">
            <text:p>3,43</text:p>
          </table:table-cell>
          <table:table-cell table:formula="of:=[.$E10]*[.$F10]" office:value-type="float" office:value="153216">
            <text:p>153216,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10]*[.$F10]*[.H10]" office:value-type="float" office:value="153216">
            <text:p>153216,00</text:p>
          </table:table-cell>
          <table:table-cell table:formula="of:=[.J10]*[.I1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>
            <text:p>Svas</text:p>
          </table:table-cell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float" office:value="2.5">
            <text:p>2,5</text:p>
          </table:table-cell>
          <table:table-cell table:formula="of:=[.B12]*[.B$32]*[.D12]" office:value-type="float" office:value="5145">
            <text:p>5145</text:p>
          </table:table-cell>
          <table:table-cell table:formula="of:=(1/[.C12])*[.D12]*[.$B$31]" office:value-type="float" office:value="3.75">
            <text:p>3,75</text:p>
          </table:table-cell>
          <table:table-cell table:formula="of:=[.$E12]*[.$F12]" office:value-type="float" office:value="19293.75">
            <text:p>19293,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12]*[.$F12]*[.H12]" office:value-type="float" office:value="19293.75">
            <text:p>19293,75</text:p>
          </table:table-cell>
          <table:table-cell table:formula="of:=[.J12]*[.I12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vas</text:p>
          </table:table-cell>
          <table:table-cell table:style-name="ce6" office:value-type="float" office:value="490">
            <text:p>490</text:p>
          </table:table-cell>
          <table:table-cell office:value-type="float" office:value="18">
            <text:p>18</text:p>
          </table:table-cell>
          <table:table-cell table:style-name="ce6" office:value-type="float" office:value="3.3">
            <text:p>3,3</text:p>
          </table:table-cell>
          <table:table-cell table:formula="of:=[.B13]*[.B$32]*[.D13]" office:value-type="float" office:value="9507.96">
            <text:p>9507,96</text:p>
          </table:table-cell>
          <table:table-cell table:formula="of:=(1/[.C13])*[.D13]*[.$B$31]" office:value-type="float" office:value="5.5">
            <text:p>5,50</text:p>
          </table:table-cell>
          <table:table-cell table:formula="of:=[.$E13]*[.$F13]" office:value-type="float" office:value="52293.78">
            <text:p>52293,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13]*[.$F13]*[.H13]" office:value-type="float" office:value="52293.78">
            <text:p>52293,78</text:p>
          </table:table-cell>
          <table:table-cell table:formula="of:=[.J13]*[.I1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vasUp</text:p>
          </table:table-cell>
          <table:table-cell office:value-type="float" office:value="630">
            <text:p>630</text:p>
          </table:table-cell>
          <table:table-cell office:value-type="float" office:value="18">
            <text:p>18</text:p>
          </table:table-cell>
          <table:table-cell office:value-type="float" office:value="3.3">
            <text:p>3,3</text:p>
          </table:table-cell>
          <table:table-cell table:formula="of:=[.B14]*[.B$32]*[.D14]" office:value-type="float" office:value="12224.52">
            <text:p>12224,52</text:p>
          </table:table-cell>
          <table:table-cell table:formula="of:=(1/[.C14])*[.D14]*[.$B$31]" office:value-type="float" office:value="5.5">
            <text:p>5,50</text:p>
          </table:table-cell>
          <table:table-cell table:formula="of:=[.$E14]*[.$F14]" office:value-type="float" office:value="67234.86">
            <text:p>67234,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14]*[.$F14]*[.H14]" office:value-type="float" office:value="67234.86">
            <text:p>67234,86</text:p>
          </table:table-cell>
          <table:table-cell table:formula="of:=[.J14]*[.I14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Vslash</text:p>
          </table:table-cell>
          <table:table-cell office:value-type="float" office:value="750">
            <text:p>7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B15]*[.B$32]*[.D15]" office:value-type="float" office:value="8820">
            <text:p>8820</text:p>
          </table:table-cell>
          <table:table-cell table:formula="of:=(1/[.C15])*[.D15]*[.$B$31]" office:value-type="float" office:value="6">
            <text:p>6,00</text:p>
          </table:table-cell>
          <table:table-cell table:formula="of:=[.$E15]*[.$F15]" office:value-type="float" office:value="52920">
            <text:p>52920,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15]*[.$F15]*[.H15]" office:value-type="float" office:value="52920">
            <text:p>52920,00</text:p>
          </table:table-cell>
          <table:table-cell table:formula="of:=[.J15]*[.I15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vas</text:p>
          </table:table-cell>
          <table:table-cell office:value-type="float" office:value="1100">
            <text:p>1100</text:p>
          </table:table-cell>
          <table:table-cell office:value-type="float" office:value="24">
            <text:p>24</text:p>
          </table:table-cell>
          <table:table-cell office:value-type="float" office:value="3.7">
            <text:p>3,7</text:p>
          </table:table-cell>
          <table:table-cell table:formula="of:=[.B16]*[.B$32]*[.D16]" office:value-type="float" office:value="23931.6">
            <text:p>23931,6</text:p>
          </table:table-cell>
          <table:table-cell table:formula="of:=(1/[.C16])*[.D16]*[.$B$31]" office:value-type="float" office:value="4.625">
            <text:p>4,63</text:p>
          </table:table-cell>
          <table:table-cell table:formula="of:=[.$E16]*[.$F16]" office:value-type="float" office:value="110683.65">
            <text:p>110683,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16]*[.$F16]*[.H16]" office:value-type="float" office:value="110683.65">
            <text:p>110683,65</text:p>
          </table:table-cell>
          <table:table-cell table:formula="of:=[.J16]*[.I1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BFVas</text:p>
          </table:table-cell>
          <table:table-cell table:style-name="ce6" office:value-type="float" office:value="2420">
            <text:p>2420</text:p>
          </table:table-cell>
          <table:table-cell office:value-type="float" office:value="24">
            <text:p>24</text:p>
          </table:table-cell>
          <table:table-cell table:style-name="ce6" office:value-type="float" office:value="3.7">
            <text:p>3,7</text:p>
          </table:table-cell>
          <table:table-cell table:formula="of:=[.B17]*[.B$32]*[.D17]" office:value-type="float" office:value="52649.52">
            <text:p>52649,52</text:p>
          </table:table-cell>
          <table:table-cell table:formula="of:=(1/[.C17])*[.D17]*[.$B$31]" office:value-type="float" office:value="4.625">
            <text:p>4,63</text:p>
          </table:table-cell>
          <table:table-cell table:formula="of:=[.$E17]*[.$F17]" office:value-type="float" office:value="243504.03">
            <text:p>243504,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17]*[.$F17]*[.H17]" office:value-type="float" office:value="243504.03">
            <text:p>243504,03</text:p>
          </table:table-cell>
          <table:table-cell table:formula="of:=[.J17]*[.I1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 table:number-columns-repeated="1013"/>
        </table:table-row>
        <table:table-row table:style-name="ro1">
          <table:table-cell office:value-type="string">
            <text:p>Sred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3.8">
            <text:p>3,8</text:p>
          </table:table-cell>
          <table:table-cell table:formula="of:=[.B19]*[.B$32]*[.D19]" office:value-type="float" office:value="4468.8">
            <text:p>4468,8</text:p>
          </table:table-cell>
          <table:table-cell table:formula="of:=(1/[.C19])*[.D19]*[.$B$31]" office:value-type="float" office:value="4.56">
            <text:p>4,56</text:p>
          </table:table-cell>
          <table:table-cell table:formula="of:=[.$E19]*[.$F19]" office:value-type="float" office:value="20377.728">
            <text:p>20377,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19]*[.$F19]*[.H19]" office:value-type="float" office:value="20377.728">
            <text:p>20377,73</text:p>
          </table:table-cell>
          <table:table-cell table:formula="of:=[.J19]*[.I19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red</text:p>
          </table:table-cell>
          <table:table-cell office:value-type="float" office:value="360">
            <text:p>360</text:p>
          </table:table-cell>
          <table:table-cell office:value-type="float" office:value="16">
            <text:p>16</text:p>
          </table:table-cell>
          <table:table-cell office:value-type="float" office:value="3.8">
            <text:p>3,8</text:p>
          </table:table-cell>
          <table:table-cell table:formula="of:=[.B20]*[.B$32]*[.D20]" office:value-type="float" office:value="8043.84">
            <text:p>8043,84</text:p>
          </table:table-cell>
          <table:table-cell table:formula="of:=(1/[.C20])*[.D20]*[.$B$31]" office:value-type="float" office:value="7.125">
            <text:p>7,13</text:p>
          </table:table-cell>
          <table:table-cell table:formula="of:=[.$E20]*[.$F20]" office:value-type="float" office:value="57312.36">
            <text:p>57312,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20]*[.$F20]*[.H20]" office:value-type="float" office:value="57312.36">
            <text:p>57312,36</text:p>
          </table:table-cell>
          <table:table-cell table:formula="of:=[.J20]*[.I20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MredUp</text:p>
          </table:table-cell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float" office:value="3.8">
            <text:p>3,8</text:p>
          </table:table-cell>
          <table:table-cell table:formula="of:=[.B21]*[.B$32]*[.D21]" office:value-type="float" office:value="12065.76">
            <text:p>12065,76</text:p>
          </table:table-cell>
          <table:table-cell table:formula="of:=(1/[.C21])*[.D21]*[.$B$31]" office:value-type="float" office:value="9.5">
            <text:p>9,50</text:p>
          </table:table-cell>
          <table:table-cell table:formula="of:=[.$E21]*[.$F21]" office:value-type="float" office:value="114624.72">
            <text:p>114624,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21]*[.$F21]*[.H21]" office:value-type="float" office:value="114624.72">
            <text:p>114624,72</text:p>
          </table:table-cell>
          <table:table-cell table:formula="of:=[.J21]*[.I21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Lred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B22]*[.B$32]*[.D22]" office:value-type="float" office:value="24696">
            <text:p>24696</text:p>
          </table:table-cell>
          <table:table-cell table:formula="of:=(1/[.C22])*[.D22]*[.$B$31]" office:value-type="float" office:value="21">
            <text:p>21,00</text:p>
          </table:table-cell>
          <table:table-cell table:formula="of:=[.$E22]*[.$F22]" office:value-type="float" office:value="518616">
            <text:p>518616,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22]*[.$F22]*[.H22]" office:value-type="float" office:value="518616">
            <text:p>518616,00</text:p>
          </table:table-cell>
          <table:table-cell table:formula="of:=[.J22]*[.I22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office:value-type="string">
            <text:p>BFRed</text:p>
          </table:table-cell>
          <table:table-cell office:value-type="float" office:value="2100">
            <text:p>21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formula="of:=[.B23]*[.B$32]*[.D23]" office:value-type="float" office:value="86436">
            <text:p>86436</text:p>
          </table:table-cell>
          <table:table-cell table:formula="of:=(1/[.C23])*[.D23]*[.$B$31]" office:value-type="float" office:value="21">
            <text:p>21,00</text:p>
          </table:table-cell>
          <table:table-cell table:formula="of:=[.$E23]*[.$F23]" office:value-type="float" office:value="1815156">
            <text:p>1815156,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$E23]*[.$F23]*[.H23]" office:value-type="float" office:value="1815156">
            <text:p>1815156,00</text:p>
          </table:table-cell>
          <table:table-cell table:formula="of:=[.J23]*[.I23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3" office:value-type="string">
            <text:p>S-AAA-Weak</text:p>
          </table:table-cell>
          <table:table-cell table:number-columns-repeated="2" table:style-name="ce7" office:value-type="float" office:value="5">
            <text:p>5</text:p>
          </table:table-cell>
          <table:table-cell table:style-name="ce7" office:value-type="float" office:value="3">
            <text:p>3</text:p>
          </table:table-cell>
          <table:table-cell table:formula="of:=[.B25]*[.B$32]*[.D25]" office:value-type="float" office:value="88.2">
            <text:p>88,2</text:p>
          </table:table-cell>
          <table:table-cell table:formula="of:=(1/[.C25])*[.D25]*[.$B$31]" office:value-type="float" office:value="18">
            <text:p>18,00</text:p>
          </table:table-cell>
          <table:table-cell table:formula="of:=[.$E25]*[.$F25]" office:value-type="float" office:value="1587.6">
            <text:p>1587,6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formula="of:=[.$E25]*[.$F25]*[.H25]" office:value-type="float" office:value="1587.6">
            <text:p>1587,60</text:p>
          </table:table-cell>
          <table:table-cell table:formula="of:=[.J25]*[.I25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SAAA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3.5">
            <text:p>3,5</text:p>
          </table:table-cell>
          <table:table-cell table:formula="of:=[.B26]*[.B$32]*[.D26]" office:value-type="float" office:value="185.22">
            <text:p>185,22</text:p>
          </table:table-cell>
          <table:table-cell table:formula="of:=(1/[.C26])*[.D26]*[.$B$31]" office:value-type="float" office:value="21">
            <text:p>21,00</text:p>
          </table:table-cell>
          <table:table-cell table:formula="of:=[.$E26]*[.$F26]" office:value-type="float" office:value="3889.62">
            <text:p>3889,6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formula="of:=[.$E26]*[.$F26]*[.H26]" office:value-type="float" office:value="3889.62">
            <text:p>3889,62</text:p>
          </table:table-cell>
          <table:table-cell table:formula="of:=[.J26]*[.I26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AAAf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formula="of:=[.B27]*[.B$32]*[.D27]" office:value-type="float" office:value="205.8">
            <text:p>205,8</text:p>
          </table:table-cell>
          <table:table-cell table:formula="of:=(1/[.C27])*[.D27]*[.$B$31]" office:value-type="float" office:value="13.6363636363636">
            <text:p>13,64</text:p>
          </table:table-cell>
          <table:table-cell table:formula="of:=[.$E27]*[.$F27]" office:value-type="float" office:value="2806.36363636364">
            <text:p>2806,3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formula="of:=[.$E27]*[.$F27]*[.H27]" office:value-type="float" office:value="2806.36363636364">
            <text:p>2806,36</text:p>
          </table:table-cell>
          <table:table-cell table:formula="of:=[.J27]*[.I27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ULTRA Anti-Fighter Beam</text:p>
          </table:table-cell>
          <table:table-cell table:style-name="ce7" office:value-type="float" office:value="30">
            <text:p>30</text:p>
          </table:table-cell>
          <table:table-cell table:style-name="ce7" office:value-type="float" office:value="2.2">
            <text:p>2,2</text:p>
          </table:table-cell>
          <table:table-cell table:style-name="ce7" office:value-type="float" office:value="2.5">
            <text:p>2,5</text:p>
          </table:table-cell>
          <table:table-cell table:formula="of:=[.B28]*[.B$32]*[.D28]" office:value-type="float" office:value="441">
            <text:p>441</text:p>
          </table:table-cell>
          <table:table-cell table:formula="of:=(1/[.C28])*[.D28]*[.$B$31]" office:value-type="float" office:value="34.0909090909091">
            <text:p>34,09</text:p>
          </table:table-cell>
          <table:table-cell table:formula="of:=[.$E28]*[.$F28]" office:value-type="float" office:value="15034.0909090909">
            <text:p>15034,09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formula="of:=[.$E28]*[.$F28]*[.H28]" office:value-type="float" office:value="15034.0909090909">
            <text:p>15034,09</text:p>
          </table:table-cell>
          <table:table-cell table:formula="of:=[.J28]*[.I28]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X=--------------&gt;</text:p>
          </table:table-cell>
          <table:table-cell table:style-name="ce8" office:value-type="float" office:value="30">
            <text:p>30</text:p>
          </table:table-cell>
          <table:table-cell table:style-name="Default" table:number-columns-repeated="9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Ticks per second :</text:p>
          </table:table-cell>
          <table:table-cell table:style-name="ce8" office:value-type="float" office:value="5.88">
            <text:p>5,88</text:p>
          </table:table-cell>
          <table:table-cell table:style-name="Default" table:number-columns-repeated="9"/>
          <table:table-cell/>
          <table:table-cell table:style-name="Default" table:number-columns-repeated="1012"/>
        </table:table-row>
        <table:table-row table:style-name="ro1">
          <table:table-cell table:style-name="Default" office:value-type="string">
            <text:p>Source :</text:p>
          </table:table-cell>
          <table:table-cell table:style-name="Default" office:value-type="string">
            <text:p>http://www.hard-light.net/forums/index.php?topic=80789.msg1610498#msg1610498</text:p>
          </table:table-cell>
          <table:table-cell table:style-name="Default" table:number-columns-repeated="9"/>
          <table:table-cell/>
          <table:table-cell table:style-name="Default" table:number-columns-repeated="1012"/>
        </table:table-row>
      </table:table>
      <table:table table:name="Lance Weapons" table:style-name="ta1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4/01/2014</text:date>, <text:time>21:25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23:18:49.25</meta:creation-date>
    <dc:date>2014-01-24T21:25:47.16</dc:date>
    <meta:editing-duration>PT55M31S</meta:editing-duration>
    <meta:editing-cycles>19</meta:editing-cycles>
    <meta:generator>LibreOffice/3.4$Win32 LibreOffice_project/340m1$Build-302</meta:generator>
    <meta:document-statistic meta:table-count="3" meta:cell-count="270" meta:object-count="0"/>
  </office:meta>
</office:document-meta>
</file>